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4.348cm" table:align="left"/>
    </style:style>
    <style:style style:name="Table1.A" style:family="table-column">
      <style:table-column-properties style:column-width="4.34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278cm" table:align="left"/>
    </style:style>
    <style:style style:name="Table2.A" style:family="table-column">
      <style:table-column-properties style:column-width="1.035cm"/>
    </style:style>
    <style:style style:name="Table2.B" style:family="table-column">
      <style:table-column-properties style:column-width="2.275cm"/>
    </style:style>
    <style:style style:name="Table2.C" style:family="table-column">
      <style:table-column-properties style:column-width="1.759cm"/>
    </style:style>
    <style:style style:name="Table2.D" style:family="table-column">
      <style:table-column-properties style:column-width="6.20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Junction</text:h>
      <text:p text:style-name="Text_20_body">Logical superposition of values</text:p>
      <text:p text:style-name="P1"><text:bookmark text:name="TOC"/></text:p>
      <text:h text:style-name="P3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Junction#Failures_and_Exceptions" text:style-name="Internet_20_link" text:visited-style-name="Visited_20_Internet_20_Link">Failures and Exception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Smartmatching" text:style-name="Internet_20_link" text:visited-style-name="Visited_20_Internet_20_Link">Smartmatch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method_Str" text:style-name="Internet_20_link" text:visited-style-name="Visited_20_Internet_20_Link">method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method_gist" text:style-name="Internet_20_link" text:visited-style-name="Visited_20_Internet_20_Link">method gis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method_perl" text:style-name="Internet_20_link" text:visited-style-name="Visited_20_Internet_20_Link">method per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infix_~" text:style-name="Internet_20_link" text:visited-style-name="Visited_20_Internet_20_Link">infix </text:a><text:a xlink:type="simple" xlink:href="https://docs.perl6.org/type/Junction#infix_~" text:style-name="Internet_20_link" text:visited-style-name="Visited_20_Internet_20_Link"><text:span text:style-name="Source_20_Text">~</text:span>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See_Also" text:style-name="Internet_20_link" text:visited-style-name="Visited_20_Internet_20_Link">See Also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Junction#Type_Graph" text:style-name="Internet_20_link" text:visited-style-name="Visited_20_Internet_20_Link">Type Graph</text:a></text:p>
          </table:table-cell>
        </table:table-row>
      </table:table>
      <text:p text:style-name="P4">class Junction is Mu { }</text:p>
      <text:p text:style-name="Text_20_body">A junction is an unordered composite value of zero or more values. Junctions <text:span text:style-name="Emphasis">autothread</text:span> over many operations, which means that the operation is carried out for each junction element (also known as <text:span text:style-name="Emphasis">eigenstate</text:span>), and the result is junction of the return values of all those operators.</text:p>
      <text:p text:style-name="Text_20_body">Junctions collapse into a single value in boolean context, so when used in a conditional, a negation or an explicit coercion to Bool through the <text:span text:style-name="Source_20_Text">so</text:span> or <text:span text:style-name="Source_20_Text">?</text:span> prefix operators. The semantics of this collapse depend on the <text:span text:style-name="Emphasis">junction type</text:span>, which can be <text:span text:style-name="Source_20_Text">all</text:span>, <text:span text:style-name="Source_20_Text">any</text:span>, <text:span text:style-name="Source_20_Text">one</text:span> or <text:span text:style-name="Source_20_Text">none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constructor</text:p>
            </table:table-cell>
            <table:table-cell table:style-name="Table2.A1" office:value-type="string">
              <text:p text:style-name="Table_20_Heading">operator</text:p>
            </table:table-cell>
            <table:table-cell table:style-name="Table2.A1" office:value-type="string">
              <text:p text:style-name="Table_20_Heading">True if ...</text:p>
            </table:table-cell>
          </table:table-row>
        </table:table-header-rows>
        <table:table-row>
          <table:table-cell table:style-name="Table2.A1" office:value-type="string">
            <text:p text:style-name="Table_20_Contents">all</text:p>
          </table:table-cell>
          <table:table-cell table:style-name="Table2.A1" office:value-type="string">
            <text:p text:style-name="Table_20_Contents">all</text:p>
          </table:table-cell>
          <table:table-cell table:style-name="Table2.A1" office:value-type="string">
            <text:p text:style-name="Table_20_Contents">&amp;</text:p>
          </table:table-cell>
          <table:table-cell table:style-name="Table2.A1" office:value-type="string">
            <text:p text:style-name="Table_20_Contents">no value evaluates to False</text:p>
          </table:table-cell>
        </table:table-row>
        <table:table-row>
          <table:table-cell table:style-name="Table2.A1" office:value-type="string">
            <text:p text:style-name="Table_20_Contents">any</text:p>
          </table:table-cell>
          <table:table-cell table:style-name="Table2.A1" office:value-type="string">
            <text:p text:style-name="Table_20_Contents">any</text:p>
          </table:table-cell>
          <table:table-cell table:style-name="Table2.A1" office:value-type="string">
            <text:p text:style-name="Table_20_Contents">|</text:p>
          </table:table-cell>
          <table:table-cell table:style-name="Table2.A1" office:value-type="string">
            <text:p text:style-name="Table_20_Contents">at least one value evaluates to True</text:p>
          </table:table-cell>
        </table:table-row>
        <table:table-row>
          <table:table-cell table:style-name="Table2.A1" office:value-type="string">
            <text:p text:style-name="Table_20_Contents">one</text:p>
          </table:table-cell>
          <table:table-cell table:style-name="Table2.A1" office:value-type="string">
            <text:p text:style-name="Table_20_Contents">one</text:p>
          </table:table-cell>
          <table:table-cell table:style-name="Table2.A1" office:value-type="string">
            <text:p text:style-name="Table_20_Contents">^</text:p>
          </table:table-cell>
          <table:table-cell table:style-name="Table2.A1" office:value-type="string">
            <text:p text:style-name="Table_20_Contents">exactly one value evaluates to True</text:p>
          </table:table-cell>
        </table:table-row>
        <table:table-row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Contents">no value evaluates to True</text:p>
          </table:table-cell>
        </table:table-row>
      </table:table>
      <text:p text:style-name="Text_20_body">Autothreading happens when a junction is bound to a parameter of a code object that doesn't accept values of type <text:span text:style-name="Source_20_Text">Junction</text:span>. Instead of producing an error, the signature binding is repeated for each value of the junction.</text:p>
      <text:p text:style-name="Text_20_body">Example:</text:p>
      <text:p text:style-name="Preformatted_20_Text">my $j = 1|2;</text:p>
      <text:p text:style-name="Preformatted_20_Text">if 3 == $j + 1 {</text:p>
      <text:p text:style-name="Preformatted_20_Text">    say 'yes';</text:p>
      <text:p text:style-name="P4">}</text:p>
      <text:p text:style-name="Text_20_body">First autothreads over the <text:span text:style-name="Source_20_Text">infix:&lt;+&gt; </text:span>operator, producing the Junction <text:span text:style-name="Source_20_Text">2|3</text:span>. The next autothreading step is over <text:span text:style-name="Source_20_Text">infix:&lt;==&gt; </text:span>, which produces <text:span text:style-name="Source_20_Text">False|True</text:span>. The <text:span text:style-name="Source_20_Text">if</text:span> conditional evaluates the junction in boolean context, which collapses it to <text:span text:style-name="Source_20_Text">True</text:span>. So the code prints <text:span text:style-name="Source_20_Text">yes\n</text:span>.</text:p>
      <text:p text:style-name="Text_20_body">The type of a <text:span text:style-name="Source_20_Text">Junction</text:span> does <text:span text:style-name="Emphasis">not</text:span> affect the number of items in the resultant <text:span text:style-name="Source_20_Text">Junction</text:span> after autothreading. For example, using a <text:a xlink:type="simple" xlink:href="https://docs.perl6.org/routine/one" text:style-name="Internet_20_link" text:visited-style-name="Visited_20_Internet_20_Link">one</text:a> <text:span text:style-name="Source_20_Text">Junction</text:span> during <text:a xlink:type="simple" xlink:href="https://docs.perl6.org/type/Hash" text:style-name="Internet_20_link" text:visited-style-name="Visited_20_Internet_20_Link">Hash</text:a> key lookup, still results in a <text:soft-page-break/><text:span text:style-name="Source_20_Text">Junction</text:span> with several items. It is only in boolean context would the type of the <text:span text:style-name="Source_20_Text">Junction</text:span> come into play:</text:p>
      <text:p text:style-name="Preformatted_20_Text">my %h = :42foo, :70bar;</text:p>
      <text:p text:style-name="Preformatted_20_Text">say    %h{one &lt;foo meow&gt;}:exists; # OUTPUT: «one(True, False)␤» </text:p>
      <text:p text:style-name="Preformatted_20_Text">say so %h{one &lt;foo meow&gt;}:exists; # OUTPUT: «True␤» </text:p>
      <text:p text:style-name="Preformatted_20_Text">say    %h{one &lt;foo  bar&gt;}:exists; # OUTPUT: «one(True, True)␤» </text:p>
      <text:p text:style-name="P4">say so %h{one &lt;foo  bar&gt;}:exists; # OUTPUT: «False␤» </text:p>
      <text:p text:style-name="Text_20_body">Note that the compiler is allowed to parallelize and short-circuit autothreading (and Junction behavior in general), so it is usually an error to autothread junctions over code with side effects.</text:p>
      <text:p text:style-name="Text_20_body">Junctions are meant to be used as matchers in boolean context; introspection of junctions is not supported. If you feel the urge to introspect a junction, use a <text:a xlink:type="simple" xlink:href="https://docs.perl6.org/type/Set" text:style-name="Internet_20_link" text:visited-style-name="Visited_20_Internet_20_Link">Set</text:a> or a related type instead.</text:p>
      <text:p text:style-name="Text_20_body">Usage examples:</text:p>
      <text:p text:style-name="Preformatted_20_Text">my @list = &lt;1 2 "Great"&gt;;</text:p>
      <text:p text:style-name="Preformatted_20_Text">@list.append(True).append(False);</text:p>
      <text:p text:style-name="Preformatted_20_Text">my @bool_or_int = grep Bool|Int, @list;</text:p>
      <text:p text:style-name="Preformatted_20_Text"> </text:p>
      <text:p text:style-name="Preformatted_20_Text">sub is_prime(Int $x) returns Bool {</text:p>
      <text:p text:style-name="Preformatted_20_Text">    # 'so' is for boolean context </text:p>
      <text:p text:style-name="Preformatted_20_Text">    so $x %% none(2..$x.sqrt);</text:p>
      <text:p text:style-name="Preformatted_20_Text">}</text:p>
      <text:p text:style-name="Preformatted_20_Text">my @primes_ending_in_1 = grep &amp;is_prime &amp; / 1$ /, 2..100;</text:p>
      <text:p text:style-name="Preformatted_20_Text">say @primes_ending_in_1;        # OUTPUT: «[11 31 41 61 71]␤» </text:p>
      <text:p text:style-name="Preformatted_20_Text"> </text:p>
      <text:p text:style-name="Preformatted_20_Text">my @exclude = &lt;~ .git&gt;;</text:p>
      <text:p text:style-name="P4">for dir(".") { say .Str if .Str.ends-with(none @exclude) }</text:p>
      <text:p text:style-name="Text_20_body">Special care should be taken when using <text:span text:style-name="Source_20_Text">all</text:span> with arguments that may produce an empty list:</text:p>
      <text:p text:style-name="Preformatted_20_Text">my @a = ();</text:p>
      <text:p text:style-name="P4">say so all(@a) # True, because there are 0 False's </text:p>
      <text:p text:style-name="Text_20_body">To express "all, but at least one", you can use <text:span text:style-name="Source_20_Text">@a &amp;&amp; all(@a)</text:span></text:p>
      <text:p text:style-name="Preformatted_20_Text">my @a = ();</text:p>
      <text:p text:style-name="P4">say so @a &amp;&amp; all(@a);   # OUTPUT: «False␤» </text:p>
      <text:p text:style-name="Text_20_body">Negated operators are special-cased when it comes to autothreading. <text:span text:style-name="Source_20_Text">$a !op $b</text:span> is rewritten internally as <text:span text:style-name="Source_20_Text">!($a op $b)</text:span>. The outer negation collapses any junctions, so the return value always a plain <text:a xlink:type="simple" xlink:href="https://docs.perl6.org/type/Bool" text:style-name="Internet_20_link" text:visited-style-name="Visited_20_Internet_20_Link">Bool</text:a>.</text:p>
      <text:p text:style-name="Preformatted_20_Text">my $word = 'yes';</text:p>
      <text:p text:style-name="Preformatted_20_Text">my @negations = &lt;no none never&gt;;</text:p>
      <text:p text:style-name="Preformatted_20_Text">if $word !eq any @negations {</text:p>
      <text:p text:style-name="Preformatted_20_Text">    say '"yes" is not a negation';</text:p>
      <text:p text:style-name="P4">}</text:p>
      <text:p text:style-name="Text_20_body">Note that without this special-casing, an expression like <text:span text:style-name="Source_20_Text">$word ne any @words</text:span> would always evaluate to <text:span text:style-name="Source_20_Text">True</text:span> for non-trivial lists on one side.</text:p>
      <text:p text:style-name="Text_20_body">For this purpose, <text:span text:style-name="Source_20_Text">infix:&lt;ne&gt; </text:span>counts as a negation of <text:span text:style-name="Source_20_Text">infix:&lt;eq&gt; </text:span>.</text:p>
      <text:p text:style-name="Text_20_body">In general it is more readable to use a positive comparison operator and a negated junction:</text:p>
      <text:p text:style-name="Preformatted_20_Text">my $word = 'yes';</text:p>
      <text:p text:style-name="Preformatted_20_Text"><text:soft-page-break/>my @negations = &lt;no none never&gt;;</text:p>
      <text:p text:style-name="Preformatted_20_Text">if $word eq none @negations {</text:p>
      <text:p text:style-name="Preformatted_20_Text">    say '"yes" is not a negation';</text:p>
      <text:p text:style-name="P4">}</text:p>
      <text:h text:style-name="Heading_20_1" text:outline-level="1"><text:bookmark text:name="Failures_and_Exceptions"/><text:a xlink:type="simple" xlink:href="https://docs.perl6.org/type/Junction#___top" text:style-name="Internet_20_link" text:visited-style-name="Visited_20_Internet_20_Link">Failures and Exceptions</text:a></text:h>
      <text:p text:style-name="Text_20_body"><text:a xlink:type="simple" xlink:href="https://docs.perl6.org/type/Failure" text:style-name="Internet_20_link" text:visited-style-name="Visited_20_Internet_20_Link">Failures</text:a> are just values like any other, as far as Junctions are concerned:</text:p>
      <text:p text:style-name="Preformatted_20_Text">my $j = +any "not a number", "42", "2.1";</text:p>
      <text:p text:style-name="P4">(gather $j».take).grep(Numeric).say; # OUTPUT: «(42 2.1)␤» </text:p>
      <text:p text:style-name="Text_20_body">Above, we've used prefix <text:span text:style-name="Source_20_Text">+</text:span> operator on a <text:a xlink:type="simple" xlink:href="https://docs.perl6.org/type/Junction" text:style-name="Internet_20_link" text:visited-style-name="Visited_20_Internet_20_Link">Junction</text:a> to coerce the strings inside of it to <text:a xlink:type="simple" xlink:href="https://docs.perl6.org/type/Numeric" text:style-name="Internet_20_link" text:visited-style-name="Visited_20_Internet_20_Link">Numeric</text:a>. Since the operator returns a <text:a xlink:type="simple" xlink:href="https://docs.perl6.org/type/Failure" text:style-name="Internet_20_link" text:visited-style-name="Visited_20_Internet_20_Link">Failure</text:a> when <text:a xlink:type="simple" xlink:href="https://docs.perl6.org/type/Str" text:style-name="Internet_20_link" text:visited-style-name="Visited_20_Internet_20_Link">Str</text:a> that doesn't contain a number gets coerced to <text:span text:style-name="Source_20_Text">Numeric</text:span>, one of the elements in the <text:span text:style-name="Source_20_Text">Junction</text:span> is a <text:span text:style-name="Source_20_Text">Failure</text:span>, but same <text:span text:style-name="Source_20_Text">Failure</text:span> rules as normal apply and the <text:span text:style-name="Source_20_Text">Failure</text:span> doesn't explode just because it's in a <text:span text:style-name="Source_20_Text">Junction</text:span>, and we can <text:a xlink:type="simple" xlink:href="https://docs.perl6.org/routine/grep" text:style-name="Internet_20_link" text:visited-style-name="Visited_20_Internet_20_Link"><text:span text:style-name="Source_20_Text">.grep</text:span></text:a> it out. The exception <text:span text:style-name="Emphasis">will</text:span> be thrown, if you try to use the <text:span text:style-name="Source_20_Text">Failure</text:span> as a value—just like were this <text:span text:style-name="Source_20_Text">Failure</text:span> on its own and not part of the <text:span text:style-name="Source_20_Text">Junction</text:span>:</text:p>
      <text:p text:style-name="Preformatted_20_Text">my $j = +any "not a number", "42", "2.1";</text:p>
      <text:p text:style-name="Preformatted_20_Text">try say $j == 42;</text:p>
      <text:p text:style-name="P4">$! and say "Got exception: $!.^name()"; # OUTPUT: «Got exception: X::Str::Numeric␤» </text:p>
      <text:p text:style-name="Text_20_body">Note that if an exception gets thrown when <text:span text:style-name="Emphasis">any</text:span> of the values in a <text:a xlink:type="simple" xlink:href="https://docs.perl6.org/type/Junction" text:style-name="Internet_20_link" text:visited-style-name="Visited_20_Internet_20_Link">Junction</text:a> get computed, it will be thrown just as if the problematic value were computed on its own and not with a <text:span text:style-name="Source_20_Text">Junction</text:span>; you can't just compute the values that work while ignoring exceptions:</text:p>
      <text:p text:style-name="Preformatted_20_Text">sub calc ($_) { die when 13 }</text:p>
      <text:p text:style-name="Preformatted_20_Text">my $j = any 1..42;</text:p>
      <text:p text:style-name="P4">say try calc $j; # OUTPUT: «Nil␤» </text:p>
      <text:p text:style-name="Text_20_body">Only one value above causes an exception, but the result of the <text:a xlink:type="simple" xlink:href="https://docs.perl6.org/language/exceptions#index-entry-try_blocks-try" text:style-name="Internet_20_link" text:visited-style-name="Visited_20_Internet_20_Link"><text:span text:style-name="Source_20_Text">try</text:span></text:a><text:a xlink:type="simple" xlink:href="https://docs.perl6.org/language/exceptions#index-entry-try_blocks-try" text:style-name="Internet_20_link" text:visited-style-name="Visited_20_Internet_20_Link"> block</text:a> is still a <text:a xlink:type="simple" xlink:href="https://docs.perl6.org/type/Nil" text:style-name="Internet_20_link" text:visited-style-name="Visited_20_Internet_20_Link">Nil</text:a>. A possible way around it is to cheat and evaluate the values of the <text:span text:style-name="Source_20_Text">Junction</text:span> individually and then re-create the <text:span text:style-name="Source_20_Text">Junction</text:span> from the result:</text:p>
      <text:p text:style-name="Preformatted_20_Text">sub calc ($_) { die when 13 }</text:p>
      <text:p text:style-name="Preformatted_20_Text">my $j = any 1..42;</text:p>
      <text:p text:style-name="Preformatted_20_Text">$j = any (gather $j».take).grep: {Nil !=== try calc $_};</text:p>
      <text:p text:style-name="P4">say so $j == 42; # OUTPUT: «True␤» </text:p>
      <text:h text:style-name="Heading_20_1" text:outline-level="1"><text:bookmark text:name="Smartmatching"/><text:a xlink:type="simple" xlink:href="https://docs.perl6.org/type/Junction#___top" text:style-name="Internet_20_link" text:visited-style-name="Visited_20_Internet_20_Link">Smartmatching</text:a></text:h>
      <text:p text:style-name="Text_20_body">Note that using Junctions on the right-hand side of <text:span text:style-name="Source_20_Text">~~</text:span> works slightly differently than using Junctions with other operators.</text:p>
      <text:p text:style-name="Text_20_body">Consider this example:</text:p>
      <text:p text:style-name="Preformatted_20_Text">say 25 == (25 | 42);    # OUTPUT: «any(True, False)␤» – Junction </text:p>
      <text:p text:style-name="P4">say 25 ~~ (25 | 42);    # OUTPUT: «True␤»             – Bool </text:p>
      <text:p text:style-name="Text_20_body"><text:soft-page-break/>The reason is that <text:span text:style-name="Source_20_Text">==</text:span> (and most other operators) are subject to auto-threading, and therefore you will get a Junction as a result. On the other hand, <text:span text:style-name="Source_20_Text">~~</text:span> will call <text:span text:style-name="Source_20_Text">.ACCEPTS</text:span> on the right-hand-side (in this case on a Junction) and the result will be a <text:span text:style-name="Source_20_Text">Bool</text:span>.</text:p>
      <text:p text:style-name="Text_20_body"><text:bookmark text:name="Method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25:26.439907320</meta:creation-date>
    <dc:date>2018-05-31T18:26:08.075663470</dc:date>
    <meta:editing-duration>PT41S</meta:editing-duration>
    <meta:editing-cycles>1</meta:editing-cycles>
    <meta:document-statistic meta:table-count="2" meta:image-count="0" meta:object-count="0" meta:page-count="4" meta:paragraph-count="106" meta:word-count="1045" meta:character-count="5896" meta:non-whitespace-character-count="4883"/>
    <meta:generator>LibreOffice/6.0.3.2$Linux_X86_64 LibreOffice_project/00$Build-2</meta:generator>
  </office:meta>
</office:document-meta>
</file>